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312cm"/>
    </style:style>
    <style:style style:name="co4" style:family="table-column">
      <style:table-column-properties fo:break-before="auto" style:column-width="6.773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1.889cm"/>
    </style:style>
    <style:style style:name="co7" style:family="table-column">
      <style:table-column-properties fo:break-before="auto" style:column-width="8.377cm"/>
    </style:style>
    <style:style style:name="co8" style:family="table-column">
      <style:table-column-properties fo:break-before="auto" style:column-width="2.985cm"/>
    </style:style>
    <style:style style:name="co9" style:family="table-column">
      <style:table-column-properties fo:break-before="auto" style:column-width="9.648cm"/>
    </style:style>
    <style:style style:name="co10" style:family="table-column">
      <style:table-column-properties fo:break-before="auto" style:column-width="10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0"/>
    <style:style style:name="ce3" style:family="table-cell" style:parent-style-name="Default" style:data-style-name="N37"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Arial1" fo:language="none" fo:country="none" style:font-name-asian="Arial1" style:language-asian="none" style:country-asian="none" style:font-name-complex="Arial1" style:language-complex="none" style:country-complex="non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37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37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Arial" fo:font-size="10pt" fo:font-weight="normal" fo:font-style="normal" fo:language="en" fo:country="US" style:language-asian="none" style:country-asian="none" style:font-name-asian="Arial" style:font-name-complex="Arial" style:font-size-complex="12pt"/>
    </style:style>
    <style:style style:name="T2" style:family="text">
      <style:text-properties style:use-window-font-color="true" fo:font-size="10pt" fo:font-weight="normal" fo:font-style="normal" fo:language="en" fo:country="US" style:language-asian="none" style:country-asian="none" style:font-size-complex="12pt" style:font-name="Times New Roman" style:font-name-asian="Arial Unicode MS" style:font-name-complex="Tahoma"/>
    </style:style>
  </office:automatic-styles>
  <office:body>
    <office:spreadsheet>
      <table:table table:name="Change History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.5 released</text:p>
          </table:table-cell>
          <table:table-cell/>
        </table:table-row>
        <table:table-row table:style-name="ro1">
          <table:table-cell office:value-type="string" calcext:value-type="string">
            <text:p>Added Properties to relationships and roles, meta-relationships and meta-roles.</text:p>
          </table:table-cell>
          <table:table-cell/>
        </table:table-row>
        <table:table-row table:style-name="ro1">
          <table:table-cell office:value-type="string" calcext:value-type="string">
            <text:p>Entity editors now get editor fields from types – allows type specific editing.</text:p>
          </table:table-cell>
          <table:table-cell/>
        </table:table-row>
        <table:table-row table:style-name="ro1">
          <table:table-cell office:value-type="string" calcext:value-type="string">
            <text:p>Added definable typ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List type</text:p>
          </table:table-cell>
        </table:table-row>
        <table:table-row table:style-name="ro1">
          <table:table-cell/>
          <table:table-cell office:value-type="string" calcext:value-type="string">
            <text:p>Regular Expression type</text:p>
          </table:table-cell>
        </table:table-row>
        <table:table-row table:style-name="ro1">
          <table:table-cell/>
          <table:table-cell office:value-type="string" calcext:value-type="string">
            <text:p>Time Series type</text:p>
          </table:table-cell>
        </table:table-row>
      </table:table>
      <table:table table:name="Enhancements" table:style-name="ta1" table:print="false"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Fixe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ess bar on load</text:p>
          </table:table-cell>
          <table:table-cell office:value-type="string" calcext:value-type="string">
            <text:p>Implemented – load runs as thread.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 system properties and home.dir for settings file</text:p>
          </table:table-cell>
          <table:table-cell office:value-type="string" calcext:value-type="string">
            <text:p>Implemented in Main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oltip in entity dialog to show description of property</text:p>
          </table:table-cell>
          <table:table-cell office:value-type="string" calcext:value-type="string">
            <text:p>Implemented in PropertiesPanel of EntityEditor.java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t scripts as menu items from scripts (so that the post-load script can extend the menus).</text:p>
          </table:table-cell>
          <table:table-cell office:value-type="string" calcext:value-type="string">
            <text:p>Implemented in main menu.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o-run scripts: after-load and before-save</text:p>
          </table:table-cell>
          <table:table-cell office:value-type="string" calcext:value-type="string">
            <text:p>Implemented – new EventMap class.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owsing of sets (from scripts)</text:p>
          </table:table-cell>
          <table:table-cell office:value-type="string" calcext:value-type="string">
            <text:p>Implemented in EntitySet and MetaEntitySet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 lineWrap to true on textAreas. <text:s/>Also setWrapStyleWord.</text:p>
          </table:table-cell>
          <table:table-cell office:value-type="string" calcext:value-type="string">
            <text:p>Implemented new WrappedTextArea class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vide ability to change order of properties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dd “browse as table” to look at all entities of a given type simultaneously.</text:p>
          </table:table-cell>
          <table:table-cell office:value-type="string" calcext:value-type="string">
            <text:p>Implemented – see ModelBrowser.ToHTML.browseAsTable()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 class browser for helping to write scripts</text:p>
          </table:table-cell>
          <table:table-cell office:value-type="string" calcext:value-type="string">
            <text:p>Implemented – see FunctionHelpBrowser.java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d sorting by fields (from scripts)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Web export – trap errors in transforms and set transform System ID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b export – tidy up html and add stylesheet.</text:p>
          </table:table-cell>
          <table:table-cell office:value-type="string" calcext:value-type="string">
            <text:p>Implemented with basic stylesheet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 export – cache stylesheets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et repository properties – especially title and use for web export</text:p>
          </table:table-cell>
          <table:table-cell office:value-type="string" calcext:value-type="string">
            <text:p>Implemented – new RepositoryProperties class and associated property editing pages.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it entities of a given type as a table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llow merge of meta entities and their corresponding entities (to tidy up after merging repositories)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ke help system run as separate application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ntrolled lists for statuses etc (e.g. Preferred, manintain, phase -out)</text:p>
          </table:table-cell>
          <table:table-cell office:value-type="string" calcext:value-type="string">
            <text:p>New controlled list type (+ regexp + time series types).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mework editor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hange namespace to something sensible.</text:p>
          </table:table-cell>
          <table:table-cell office:value-type="string" calcext:value-type="string">
            <text:p>Repository.java – it's now <text:a xlink:href="http://alvagem.co.uk/eatool/repository" xlink:type="simple">http://alvagem.co.uk/eatool/repository</text:a></text:p>
          </table:table-cell>
          <table:table-cell office:value-type="string" calcext:value-type="string">
            <text:p>Closed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ort orders of “things” in explorers by name as long lists are difficult to navigate</text:p>
          </table:table-cell>
          <table:table-cell office:value-type="string" calcext:value-type="string">
            <text:p>ModelTreeModel and MetaModelTreeModel now sort entities, meta-entities and meta-relationships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UUID fields to all explorers (to help script writing)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rt orders of “things” in web-export</text:p>
          </table:table-cell>
          <table:table-cell office:value-type="string" calcext:value-type="string">
            <text:p>Sorts meta-entities and meta-relationships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rt orders of “things” in browser.</text:p>
          </table:table-cell>
          <table:table-cell office:value-type="string" calcext:value-type="string">
            <text:p>Sorts meta-entities and meta-relationships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d text for inverse relationship in relationships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dd Free text boxes to diagrams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d images to diagrams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llow more complex matrix definitions. <text:s/>Filter to allow leaf nodes only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 leaf-node only filter to scripts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low editing of diagram name.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d time relationships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ime series diagrams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Flexible import using stylesheets.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CouchDB – improve authentication (probably cookie auth to set up a session)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Improve versioning so that you can load a file into the in-memory repository, edit and save without all the revisions being update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Delete databas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Compact database</text:p>
          </table:table-cell>
          <table:table-cell table:style-name="Default"/>
          <table:table-cell/>
        </table:table-row>
      </table:table>
      <table:table table:name="Open Bugs" table:style-name="ta1" table:print="false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date" office:date-value="2006-02-20" calcext:value-type="date">
            <text:p>20/02/06</text:p>
          </table:table-cell>
          <table:table-cell office:value-type="string" calcext:value-type="string">
            <text:p>In meta-model diagram explorer right clicking the top level node allows you to create a new diagram type. <text:s/>This shouldn't be allowed as a meta-model diagram only has one fixed diagram type.</text:p>
          </table:table-cell>
          <table:table-cell/>
        </table:table-row>
        <table:table-row table:style-name="ro1">
          <table:table-cell table:style-name="ce2" office:value-type="date" office:date-value="2006-03-07" calcext:value-type="date">
            <text:p>07/03/06</text:p>
          </table:table-cell>
          <table:table-cell office:value-type="string" calcext:value-type="string">
            <text:p>Relationships and Roles really need properties.</text:p>
          </table:table-cell>
          <table:table-cell/>
        </table:table-row>
        <table:table-row table:style-name="ro1">
          <table:table-cell table:style-name="ce2" office:value-type="date" office:date-value="2006-03-07" calcext:value-type="date">
            <text:p>07/03/06</text:p>
          </table:table-cell>
          <table:table-cell office:value-type="string" calcext:value-type="string">
            <text:p>Symbol sizes do not seem to be restored properly when a repository is saved and restored.</text:p>
          </table:table-cell>
          <table:table-cell/>
        </table:table-row>
        <table:table-row table:style-name="ro1">
          <table:table-cell table:style-name="ce2" office:value-type="date" office:date-value="2006-06-06" calcext:value-type="date">
            <text:p>06/06/06</text:p>
          </table:table-cell>
          <table:table-cell office:value-type="string" calcext:value-type="string">
            <text:p>Exporting an empty diagram fails as size is zero and an image cannot be created with zero size (would be nice to have a border anyway!)</text:p>
          </table:table-cell>
          <table:table-cell/>
        </table:table-row>
        <table:table-row table:style-name="ro1">
          <table:table-cell table:style-name="ce2" office:value-type="date" office:date-value="2006-06-06" calcext:value-type="date">
            <text:p>06/06/06</text:p>
          </table:table-cell>
          <table:table-cell office:value-type="string" calcext:value-type="string">
            <text:p>Using the Add meta-property in the meta model explorer does not fire appropriate changes so corresponding properties are not added to the model.</text:p>
          </table:table-cell>
          <table:table-cell/>
        </table:table-row>
        <table:table-row table:style-name="ro1">
          <table:table-cell table:style-name="ce2" office:value-type="date" office:date-value="2006-06-06" calcext:value-type="date">
            <text:p>06/06/06</text:p>
          </table:table-cell>
          <table:table-cell office:value-type="string" calcext:value-type="string">
            <text:p>Sometimes can't OK an edit entity dialog. <text:s/>Cause unknown.</text:p>
          </table:table-cell>
          <table:table-cell/>
        </table:table-row>
        <table:table-row table:style-name="ro4">
          <table:table-cell office:value-type="date" office:date-value="2006-06-13" calcext:value-type="date">
            <text:p>13/06/06</text:p>
          </table:table-cell>
          <table:table-cell office:value-type="string" calcext:value-type="string">
            <text:p>Matrix – sort by density is suspect (doesn't seem to work properly).</text:p>
          </table:table-cell>
          <table:table-cell/>
        </table:table-row>
        <table:table-row table:style-name="ro4">
          <table:table-cell office:value-type="date" office:date-value="2006-06-13" calcext:value-type="date">
            <text:p>13/06/06</text:p>
          </table:table-cell>
          <table:table-cell office:value-type="string" calcext:value-type="string">
            <text:p>Search on an empty model (none loaded) produces an error</text:p>
          </table:table-cell>
          <table:table-cell/>
        </table:table-row>
        <table:table-row table:style-name="ro1">
          <table:table-cell table:style-name="ce4" office:value-type="date" office:date-value="2006-12-06" calcext:value-type="date">
            <text:p>06/12/06</text:p>
          </table:table-cell>
          <table:table-cell office:value-type="string" calcext:value-type="string">
            <text:p>Can't delete property in base class (dialog not refreshed)</text:p>
          </table:table-cell>
          <table:table-cell/>
        </table:table-row>
        <table:table-row table:style-name="ro1">
          <table:table-cell table:style-name="ce4" office:value-type="date" office:date-value="2006-12-06" calcext:value-type="date">
            <text:p>06/12/06</text:p>
          </table:table-cell>
          <table:table-cell office:value-type="string" calcext:value-type="string">
            <text:p>Can't load manual.xml due to above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office:value-type="string" calcext:value-type="string">
            <text:p>Add border to image export so image not clipped.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office:value-type="string" calcext:value-type="string">
            <text:p>CVS import Confused by newline in quoted string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table:style-name="ce6" office:value-type="string" calcext:value-type="string">
            <text:p>CSV import file open defaults to files of type XML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table:style-name="ce6" office:value-type="string" calcext:value-type="string">
            <text:p>Import won't collapse duplicates (will match existing ones but not multiples during import???) - note, importing a single column from a CSV file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table:style-name="ce7" office:value-type="string" calcext:value-type="string">
            <text:p>Can't get properties from an entity (enhancement really).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office:value-type="string" calcext:value-type="string">
            <text:p>File open/save/save-as confusing as implemented (non-standard use)</text:p>
          </table:table-cell>
          <table:table-cell/>
        </table:table-row>
        <table:table-row table:style-name="ro4">
          <table:table-cell office:value-type="date" office:date-value="2006-12-07" calcext:value-type="date">
            <text:p>07/12/06</text:p>
          </table:table-cell>
          <table:table-cell table:style-name="ce7" office:value-type="string" calcext:value-type="string">
            <text:p>Import XML - Editing import mapping does not seem to reflect changes until repository saved and re-loaded. (field name's not recognised).</text:p>
          </table:table-cell>
          <table:table-cell/>
        </table:table-row>
        <table:table-row table:style-name="ro1">
          <table:table-cell table:style-name="ce5" office:value-type="date" office:date-value="2007-02-25" calcext:value-type="date">
            <text:p>25/02/07</text:p>
          </table:table-cell>
          <table:table-cell table:style-name="ce7" office:value-type="string" calcext:value-type="string">
            <text:p>Using EEDA spreadsheet. Search on password vs passwords - no stemming????</text:p>
          </table:table-cell>
          <table:table-cell/>
        </table:table-row>
      </table:table>
      <table:table table:name="Closed Bugs" table:style-name="ta1" table:print="false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2">
          <table:table-cell table:style-name="ce8" office:value-type="string" calcext:value-type="string">
            <text:p>12 March, 2002</text:p>
          </table:table-cell>
          <table:table-cell table:style-name="ce13" office:value-type="string" calcext:value-type="string">
            <text:p>Meta-Model viewer tool tips no longer work.</text:p>
          </table:table-cell>
          <table:table-cell table:style-name="ce17" office:value-type="string" calcext:value-type="string">
            <text:p>Fixed - return node.getItem().toString(); in getToolTipText() was just node.toString()</text:p>
          </table:table-cell>
        </table:table-row>
        <table:table-row table:style-name="ro2">
          <table:table-cell table:style-name="ce9" office:value-type="string" calcext:value-type="string">
            <text:p>12 March, 2002</text:p>
          </table:table-cell>
          <table:table-cell table:style-name="ce13" office:value-type="string" calcext:value-type="string">
            <text:p>Editing meta-role doesn’t (seem to) fire the update event</text:p>
          </table:table-cell>
          <table:table-cell table:style-name="ce17" office:value-type="string" calcext:value-type="string">
            <text:p>Fixed – MetaRoleEditor now makes temp copy and calls updateFromCopy in onOK().</text:p>
          </table:table-cell>
        </table:table-row>
        <table:table-row table:style-name="ro2">
          <table:table-cell table:style-name="ce9" office:value-type="string" calcext:value-type="string">
            <text:p>12 March, 2002</text:p>
          </table:table-cell>
          <table:table-cell table:style-name="ce13" office:value-type="string" calcext:value-type="string">
            <text:p>Unable to read back XML files – missing instanceof attribute in Role</text:p>
          </table:table-cell>
          <table:table-cell table:style-name="ce17" office:value-type="string" calcext:value-type="string">
            <text:p>Fixed – typo in Role.writeXML(…)</text:p>
          </table:table-cell>
        </table:table-row>
        <table:table-row table:style-name="ro2">
          <table:table-cell table:style-name="ce9" office:value-type="string" calcext:value-type="string">
            <text:p>12 March, 2002</text:p>
          </table:table-cell>
          <table:table-cell table:style-name="ce14" office:value-type="string" calcext:value-type="string">
            <text:p>Exception dialog doesn’t display properly.</text:p>
          </table:table-cell>
          <table:table-cell table:style-name="ce14" office:value-type="string" calcext:value-type="string">
            <text:p>Fixed – modified to use TextArea &amp; also modified code to add scroll bars, better borders and take out redundant stack trace info.</text:p>
          </table:table-cell>
        </table:table-row>
        <table:table-row table:style-name="ro5">
          <table:table-cell table:style-name="ce10" office:value-type="date" office:date-value="2003-10-08" calcext:value-type="date">
            <text:p>08/10/03</text:p>
          </table:table-cell>
          <table:table-cell table:style-name="ce14" office:value-type="string" calcext:value-type="string">
            <text:p>Need to be able to enter display hints in metamodel. java.lang.NullPointerException at alvahouse.eatool.gui.MetaEntityDisplayHintEditor.&lt;init&gt;(MetaEntityDisplayHintEditor.java:48) at alvahouse.eatool.gui.MetaModelActionSet$3.actionPerformed(MetaModelActionSet.java:96) </text:p>
          </table:table-cell>
          <table:table-cell table:style-name="ce14" office:value-type="string" calcext:value-type="string">
            <text:p>Fixed – action now creates a new MetaEntityDisplayHint if the existing one is null.</text:p>
          </table:table-cell>
        </table:table-row>
        <table:table-row table:style-name="ro2">
          <table:table-cell table:style-name="ce10" office:value-type="date" office:date-value="2005-11-25" calcext:value-type="date">
            <text:p>25/11/05</text:p>
          </table:table-cell>
          <table:table-cell table:style-name="ce14" office:value-type="string" calcext:value-type="string">
            <text:p>Matrix editor is not picking up the last change. </text:p>
          </table:table-cell>
          <table:table-cell table:style-name="ce14" office:value-type="string" calcext:value-type="string">
            <text:p>Fixed – Checkbox now has a ItemListener registered that immediately updates the model rather than waiting for grid to change focus.</text:p>
          </table:table-cell>
        </table:table-row>
        <table:table-row table:style-name="ro3">
          <table:table-cell table:style-name="ce10" office:value-type="date" office:date-value="2005-11-25" calcext:value-type="date">
            <text:p>25/11/05</text:p>
          </table:table-cell>
          <table:table-cell table:style-name="ce14" office:value-type="string" calcext:value-type="string">
            <text:p>Matrix editor will only display once (second time – dialog to pick relationship displayed but no matrix editor thereafter). Only after using close button on title bar?</text:p>
          </table:table-cell>
          <table:table-cell table:style-name="ce14" office:value-type="string" calcext:value-type="string">
            <text:p>Fixed – now uses an InternalFrameAdapter and traps internalFrameClosing to close window consistently.</text:p>
          </table:table-cell>
        </table:table-row>
        <table:table-row table:style-name="ro1">
          <table:table-cell table:style-name="ce10" office:value-type="date" office:date-value="2003-10-08" calcext:value-type="date">
            <text:p>08/10/03</text:p>
          </table:table-cell>
          <table:table-cell table:style-name="ce14" office:value-type="string" calcext:value-type="string">
            <text:p>Can’t create relationships in model explorer.</text:p>
          </table:table-cell>
          <table:table-cell table:style-name="ce14" office:value-type="string" calcext:value-type="string">
            <text:p>Fixed – implemented!</text:p>
          </table:table-cell>
        </table:table-row>
        <table:table-row table:style-name="ro6">
          <table:table-cell table:style-name="ce10" office:value-type="date" office:date-value="2005-11-30" calcext:value-type="date">
            <text:p>30/11/05</text:p>
          </table:table-cell>
          <table:table-cell office:value-type="string" calcext:value-type="string">
            <text:p>Right click on an Entity type in model explorer then “New” gives: java.lang.IllegalStateException: Cannot get connected relationships for Entity not connected to a model <text:s/>at alvahouse.eatool.repository.model.Entity.getConnectedRelationships(Entity.java:243) <text:s/>at alvahouse.eatool.gui.EntityEditor$RelationshipsTableModel.&lt;init&gt;(EntityEditor.java:471) <text:s/>at alvahouse.eatool.gui.EntityEditor$RelationshipsPanel.&lt;init&gt;(EntityEditor.java:151) <text:s/>at alvahouse.eatool.gui.EntityEditor.&lt;init&gt;(EntityEditor.java:81) <text:s/>at alvahouse.eatool.gui.ModelActionSet$2.actionPerformed(ModelActionSet.java:94)</text:p>
          </table:table-cell>
          <table:table-cell table:style-name="ce14" office:value-type="string" calcext:value-type="string">
            <text:p>Fixed – Explicitly checks for disconnected entity in Entity Editor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Selecting <text:s/>a given relationship type, right clicking and selecting New still prompts for relationship type.</text:p>
          </table:table-cell>
          <table:table-cell table:style-name="ce14" office:value-type="string" calcext:value-type="string">
            <text:p>Fixed – New action actionRelationshipNewFromMeta in ModelActionSet + config.xml edited to call this action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Entity editor won't close if relationship cardinality is invalid – should produce a popup saying what the problem(s) is/are.</text:p>
          </table:table-cell>
          <table:table-cell table:style-name="ce14" office:value-type="string" calcext:value-type="string">
            <text:p>Fixed: builds list of error descriptions which is displayed in a popup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Entity selection dropdown would be much easier to use if in sorted order.</text:p>
          </table:table-cell>
          <table:table-cell table:style-name="ce14" office:value-type="string" calcext:value-type="string">
            <text:p>Fixed: Dialogs now sorts the lists before display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Table header display missing from relationship panel in entity editor.</text:p>
          </table:table-cell>
          <table:table-cell table:style-name="ce14" office:value-type="string" calcext:value-type="string">
            <text:p>Fixed: table now in scroll pane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Not all windows save their position and size.</text:p>
          </table:table-cell>
          <table:table-cell table:style-name="ce14" office:value-type="string" calcext:value-type="string">
            <text:p>Fixed: Rationalised position init and save, (hopefully) on all non-dialog windows.</text:p>
          </table:table-cell>
        </table:table-row>
        <table:table-row table:style-name="ro2">
          <table:table-cell table:style-name="ce10" office:value-type="date" office:date-value="2006-01-17" calcext:value-type="date">
            <text:p>17/01/06</text:p>
          </table:table-cell>
          <table:table-cell table:style-name="ce14" office:value-type="string" calcext:value-type="string">
            <text:p>If you select File/Open and cancel the existing metamodel/model is erased.</text:p>
          </table:table-cell>
          <table:table-cell table:style-name="ce14" office:value-type="string" calcext:value-type="string">
            <text:p>Fixed: open file is now given a parameter that determines whether the repository is cleared and this is only done after the user has clicked on OK.</text:p>
          </table:table-cell>
        </table:table-row>
        <table:table-row table:style-name="ro2">
          <table:table-cell table:style-name="ce10" office:value-type="date" office:date-value="2006-01-26" calcext:value-type="date">
            <text:p>26/01/06</text:p>
          </table:table-cell>
          <table:table-cell table:style-name="ce14" office:value-type="string" calcext:value-type="string">
            <text:p>Duplicate properties after reading in a file. <text:s/>One set of defaults, one set with the actual values.</text:p>
          </table:table-cell>
          <table:table-cell table:style-name="ce14" office:value-type="string" calcext:value-type="string">
            <text:p>Fixed 27 Jan 06: bug in Entity.java was duplicating properties in base classes.</text:p>
          </table:table-cell>
        </table:table-row>
        <table:table-row table:style-name="ro2">
          <table:table-cell table:style-name="ce10" office:value-type="date" office:date-value="2006-01-16" calcext:value-type="date">
            <text:p>16/01/06</text:p>
          </table:table-cell>
          <table:table-cell table:style-name="ce15" office:value-type="string" calcext:value-type="string">
            <text:p>In the Entity edit dialog, the system allows blank mandatory fields to be entered.</text:p>
          </table:table-cell>
          <table:table-cell table:style-name="ce17" office:value-type="string" calcext:value-type="string">
            <text:p>Fixed 27 Jan 06: type and optionality checking implemented in EntityEditor.java.</text:p>
          </table:table-cell>
        </table:table-row>
        <table:table-row table:style-name="ro3">
          <table:table-cell table:style-name="ce10" office:value-type="date" office:date-value="2006-01-17" calcext:value-type="date">
            <text:p>17/01/06</text:p>
          </table:table-cell>
          <table:table-cell table:style-name="ce14" office:value-type="string" calcext:value-type="string">
            <text:p>Opening a file doesn't update any open explorers properly (multiple entries).</text:p>
          </table:table-cell>
          <table:table-cell office:value-type="string" calcext:value-type="string">
            <text:p>Fixed 28 Jan 06. <text:s/>Model.deleteContents now fires modelChanged event &amp; explorers fixed so that the entity/relationship nodes have their children removed before re-initialisation.</text:p>
          </table:table-cell>
        </table:table-row>
        <table:table-row table:style-name="ro7">
          <table:table-cell table:style-name="ce10" office:value-type="date" office:date-value="2006-01-16" calcext:value-type="date">
            <text:p>16/01/06</text:p>
          </table:table-cell>
          <table:table-cell table:style-name="ce15" office:value-type="string" calcext:value-type="string">
            <text:p>In model explorer editing an entity's properties doesn't change the explorer tree unless the model explorer is closed and re-opened.</text:p>
          </table:table-cell>
          <table:table-cell table:style-name="ce17" office:value-type="string" calcext:value-type="string">
            <text:p>Fixed 28 Jan 06. Entity updateFromCopy checks for changed properties and fires the appropriate events. <text:s text:c="2"/>ModelExplorerTreeModel also resets user object on property change event as is usually updated from a cloned property.</text:p>
          </table:table-cell>
        </table:table-row>
        <table:table-row table:style-name="ro1">
          <table:table-cell table:style-name="ce10" office:value-type="date" office:date-value="2006-01-20" calcext:value-type="date">
            <text:p>20/01/06</text:p>
          </table:table-cell>
          <table:table-cell table:style-name="ce15" office:value-type="string" calcext:value-type="string">
            <text:p>Meta model explorer can end up with duplicate entries</text:p>
          </table:table-cell>
          <table:table-cell table:style-name="ce16" office:value-type="string" calcext:value-type="string">
            <text:p>Believed fixed – see bug 17 January 2006</text:p>
          </table:table-cell>
        </table:table-row>
        <table:table-row table:style-name="ro2">
          <table:table-cell table:style-name="ce10" office:value-type="date" office:date-value="2003-10-08" calcext:value-type="date">
            <text:p>08/10/03</text:p>
          </table:table-cell>
          <table:table-cell table:style-name="ce14" office:value-type="string" calcext:value-type="string">
            <text:p>Right click menus in model explorer aren’t set sensibly. (only new/edit/delete under Entities)</text:p>
          </table:table-cell>
          <table:table-cell table:style-name="ce18" office:value-type="string" calcext:value-type="string">
            <text:p><text:span text:style-name="T1">Fixed, entries sensible as of </text:span><text:span text:style-name="T2"> 1 Feb 06</text:span></text:p>
          </table:table-cell>
        </table:table-row>
        <table:table-row table:style-name="ro2">
          <table:table-cell table:style-name="ce5" office:value-type="date" office:date-value="2006-01-20" calcext:value-type="date">
            <text:p>20/01/06</text:p>
          </table:table-cell>
          <table:table-cell table:style-name="ce16" office:value-type="string" calcext:value-type="string">
            <text:p>Matrix truncates column headings (excessively) e.g. When the column headings are only 2-3 characters long.</text:p>
          </table:table-cell>
          <table:table-cell table:style-name="ce17" office:value-type="string" calcext:value-type="string">
            <text:p>Fixed 1 Feb 2006, Calculates sizes from entity names.</text:p>
          </table:table-cell>
        </table:table-row>
        <table:table-row table:style-name="ro1">
          <table:table-cell table:style-name="ce9" office:value-type="string" calcext:value-type="string">
            <text:p>21 March, 2002</text:p>
          </table:table-cell>
          <table:table-cell table:style-name="ce14" office:value-type="string" calcext:value-type="string">
            <text:p>Display information not saved when XML is written.</text:p>
          </table:table-cell>
          <table:table-cell table:style-name="ce14" office:value-type="string" calcext:value-type="string">
            <text:p>Fixed – 12 February 06</text:p>
          </table:table-cell>
        </table:table-row>
        <table:table-row table:style-name="ro2">
          <table:table-cell table:style-name="ce10" office:value-type="date" office:date-value="2005-11-26" calcext:value-type="date">
            <text:p>26/11/05</text:p>
          </table:table-cell>
          <table:table-cell table:style-name="ce14" office:value-type="string" calcext:value-type="string">
            <text:p>Adding entities from search to diagram doesn't use default colours etc from diagram type.</text:p>
          </table:table-cell>
          <table:table-cell table:style-name="ce14" office:value-type="string" calcext:value-type="string">
            <text:p>Fixed 12 February 06</text:p>
          </table:table-cell>
        </table:table-row>
        <table:table-row table:style-name="ro3">
          <table:table-cell table:style-name="ce10" office:value-type="date" office:date-value="2003-10-08" calcext:value-type="date">
            <text:p>08/10/03</text:p>
          </table:table-cell>
          <table:table-cell table:style-name="ce14" office:value-type="string" calcext:value-type="string">
            <text:p>Property values not displayed properly in model explorer (no display hint set). <text:s/>Properties weren’t saved in XML – maybe editing dialog not saving properly?</text:p>
          </table:table-cell>
          <table:table-cell table:style-name="ce14" office:value-type="string" calcext:value-type="string">
            <text:p>Fixed – new property objects weren't pulling nodes from map correctly.</text:p>
          </table:table-cell>
        </table:table-row>
        <table:table-row table:style-name="ro3">
          <table:table-cell table:style-name="ce10" office:value-type="date" office:date-value="2006-02-21" calcext:value-type="date">
            <text:p>21/02/06</text:p>
          </table:table-cell>
          <table:table-cell table:style-name="ce14" office:value-type="string" calcext:value-type="string">
            <text:p>When editing diagram types OK doesn't work (validateInput is returning false – allowable connectors is empty when it's not on the screen).</text:p>
          </table:table-cell>
          <table:table-cell table:style-name="ce14" office:value-type="string" calcext:value-type="string">
            <text:p>Fixed 22 Feb 06 – allowable connections wasn't the appropriate field to check.</text:p>
          </table:table-cell>
        </table:table-row>
        <table:table-row table:style-name="ro2">
          <table:table-cell table:style-name="ce10" office:value-type="date" office:date-value="2006-03-03" calcext:value-type="date">
            <text:p>03/03/06</text:p>
          </table:table-cell>
          <table:table-cell table:style-name="ce14" office:value-type="string" calcext:value-type="string">
            <text:p>Diagram symbols with single words of text don't display the text properly.</text:p>
          </table:table-cell>
          <table:table-cell table:style-name="ce14" office:value-type="string" calcext:value-type="string">
            <text:p>Fixed – text width was being set to 0 in sizing as never went over the end of the line.</text:p>
          </table:table-cell>
        </table:table-row>
        <table:table-row table:style-name="ro2">
          <table:table-cell table:style-name="ce10" office:value-type="date" office:date-value="2006-03-03" calcext:value-type="date">
            <text:p>03/03/06</text:p>
          </table:table-cell>
          <table:table-cell table:style-name="ce14" office:value-type="string" calcext:value-type="string">
            <text:p>Fix z-order of new windows.</text:p>
          </table:table-cell>
          <table:table-cell table:style-name="ce14" office:value-type="string" calcext:value-type="string">
            <text:p>Fixed, when frames are added, WindowCoordinator now calls desktopPane.getDesktopManager().activateFrame(frame);</text:p>
          </table:table-cell>
        </table:table-row>
        <table:table-row table:style-name="ro3">
          <table:table-cell table:style-name="ce11" office:value-type="date" office:date-value="2006-02-20" calcext:value-type="date">
            <text:p>20/02/06</text:p>
          </table:table-cell>
          <table:table-cell table:style-name="ce14" office:value-type="string" calcext:value-type="string">
            <text:p>Fit to window uses the size of the underlying window, not the bit displayed within the scrollbars so won't shrink the diagram when scrollbars are present.</text:p>
          </table:table-cell>
          <table:table-cell table:style-name="ce14" office:value-type="string" calcext:value-type="string">
            <text:p>Fixed – uses size of scrollView, not the viewer itself.</text:p>
          </table:table-cell>
        </table:table-row>
        <table:table-row table:style-name="ro1">
          <table:table-cell table:style-name="ce11" office:value-type="date" office:date-value="2006-02-20" calcext:value-type="date">
            <text:p>20/02/06</text:p>
          </table:table-cell>
          <table:table-cell table:style-name="ce14" office:value-type="string" calcext:value-type="string">
            <text:p>No way to create a completely empty model/metamodel.</text:p>
          </table:table-cell>
          <table:table-cell table:style-name="ce14" office:value-type="string" calcext:value-type="string">
            <text:p>Fixed – added FileNew action to CommandActionSet.</text:p>
          </table:table-cell>
        </table:table-row>
        <table:table-row table:style-name="ro3">
          <table:table-cell table:style-name="ce11" office:value-type="date" office:date-value="2006-02-20" calcext:value-type="date">
            <text:p>20/02/06</text:p>
          </table:table-cell>
          <table:table-cell table:style-name="ce14" office:value-type="string" calcext:value-type="string">
            <text:p>In meta-model diagram, the connectors don't provide tool tips until one end has been moved (connectors added from menu). <text:s/>Can't select connectors either.</text:p>
          </table:table-cell>
          <table:table-cell table:style-name="ce14" office:value-type="string" calcext:value-type="string">
            <text:p>Can't reproduce.</text:p>
          </table:table-cell>
        </table:table-row>
        <table:table-row table:style-name="ro2">
          <table:table-cell table:style-name="ce10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Change standard dialogs to pass through if only one option.</text:p>
          </table:table-cell>
          <table:table-cell table:style-name="ce14" office:value-type="string" calcext:value-type="string">
            <text:p>Fixed – standard dialogs check for 0 (just return null) and 1 items (just return it).</text:p>
          </table:table-cell>
        </table:table-row>
        <table:table-row table:style-name="ro3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Creating a new meta-entity without properties and saving it, then re-opening and making it derive from an existing meta-entity. <text:s/>Edit Meta Entity dialog won't close.</text:p>
          </table:table-cell>
          <table:table-cell table:style-name="ce14" office:value-type="string" calcext:value-type="string">
            <text:p>Closed – can't reproduce.</text:p>
          </table:table-cell>
        </table:table-row>
        <table:table-row table:style-name="ro7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If creating an entity on a diagram where the entity has no properties, then would be nice not to have the edit entity dialog shown. <text:s/>(possibly extend to when the corresponding meta-entity has no display hint set).</text:p>
          </table:table-cell>
          <table:table-cell table:style-name="ce14" office:value-type="string" calcext:value-type="string">
            <text:p>Fixed ModelViewerItemHandler.addSymbolNewItem checks for the meta-properties collection being empty.</text:p>
          </table:table-cell>
        </table:table-row>
        <table:table-row table:style-name="ro7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Process map: <text:s/>if there is a base meta-entity process-item and multiple meta-entities derive from it, having a relationship between process-item (s) does <text:s/>not imply a relationship between the derived classes which it should.</text:p>
          </table:table-cell>
          <table:table-cell table:style-name="ce15" office:value-type="string" calcext:value-type="string">
            <text:p>Fixed: ModelViewerItemHandler.getPossibleConnectorsBetween now checks up the inheritance hierarchy.</text:p>
          </table:table-cell>
        </table:table-row>
        <table:table-row table:style-name="ro3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Opening a new model doesn't close any existing diagrams which maintain references to the old model. <text:s/>This is a bad thing and leads to creeping insanity.</text:p>
          </table:table-cell>
          <table:table-cell table:style-name="ce15" office:value-type="string" calcext:value-type="string">
            <text:p>Fixed – now closes all windows.</text:p>
          </table:table-cell>
        </table:table-row>
        <table:table-row table:style-name="ro2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Adding a meta-property to a meta-entity does not update any entities that correspond to that meta-entity.</text:p>
          </table:table-cell>
          <table:table-cell table:style-name="ce14" office:value-type="string" calcext:value-type="string">
            <text:p>Fixed – model is now a change listener of the meta model (diagrams/diagram-types also now change listeners).</text:p>
          </table:table-cell>
        </table:table-row>
        <table:table-row table:style-name="ro2">
          <table:table-cell table:style-name="ce3" office:value-type="date" office:date-value="2006-06-02" calcext:value-type="date">
            <text:p>02/06/06</text:p>
          </table:table-cell>
          <table:table-cell table:style-name="Default" office:value-type="string" calcext:value-type="string">
            <text:p>Meta Properties don't delete properly (also check inherited properties).</text:p>
          </table:table-cell>
          <table:table-cell office:value-type="string" calcext:value-type="string">
            <text:p>Now removing from list model rather than component. <text:s/>Was causing an exception before.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12"/>
          <table:table-cell table:number-columns-repeated="2"/>
        </table:table-row>
        <table:table-row table:style-name="ro1" table:number-rows-repeated="654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nhancements.D1:Enhancements.D6553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07:36:20.768686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Bruce Porteous</meta:initial-creator>
    <meta:creation-date>2006-03-28T20:11:06</meta:creation-date>
    <dc:date>2021-09-09T08:40:12.072132162</dc:date>
    <dc:language>en-GB</dc:language>
    <meta:editing-cycles>28</meta:editing-cycles>
    <meta:editing-duration>PT5H22M36S</meta:editing-duration>
    <meta:document-statistic meta:table-count="4" meta:cell-count="286" meta:object-count="0"/>
    <meta:user-defined meta:name="Info 1"/>
    <meta:user-defined meta:name="Info 2"/>
    <meta:user-defined meta:name="Info 3"/>
    <meta:user-defined meta:name="Info 4"/>
  </office:meta>
</office:document-meta>
</file>